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2b61" officeooo:paragraph-rsid="00092b61"/>
    </style:style>
    <style:style style:name="P2" style:family="paragraph" style:parent-style-name="Standard">
      <style:text-properties officeooo:rsid="00092b61" officeooo:paragraph-rsid="00092b61"/>
    </style:style>
    <style:style style:name="P3" style:family="paragraph" style:parent-style-name="Standard">
      <style:text-properties officeooo:rsid="00092b61" officeooo:paragraph-rsid="00092b61"/>
    </style:style>
    <style:style style:name="P4" style:family="paragraph" style:parent-style-name="Standard">
      <style:text-properties officeooo:rsid="00092b61" officeooo:paragraph-rsid="0009fd50"/>
    </style:style>
    <style:style style:name="T1" style:family="text">
      <style:text-properties officeooo:rsid="00092b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Rezeptname]</text:p>
      <text:p text:style-name="Standard">//</text:p>
      <text:p text:style-name="Standard">//</text:p>
      <text:p text:style-name="Standard">//<text:span text:style-name="T1">BILD</text:span></text:p>
      <text:p text:style-name="Standard">//</text:p>
      <text:p text:style-name="Standard">//</text:p>
      <text:p text:style-name="Standard">//</text:p>
      <text:p text:style-name="Standard">//</text:p>
      <text:p text:style-name="Standard"/>
      <text:p text:style-name="Standard"/>
      <text:p text:style-name="P2">Für [Rezeptpersonen] Personen</text:p>
      <text:p text:style-name="P2"/>
      <text:p text:style-name="P2"/>
      <text:p text:style-name="P2">Dauer: [Rezeptdauer] Minuten</text:p>
      <text:p text:style-name="P2"/>
      <text:p text:style-name="P2"/>
      <text:p text:style-name="P2">Kategorie: [Rezeptkategorie1],[Rezeptkategorie2],…,[RezeptkategorieN]</text:p>
      <text:p text:style-name="P2"/>
      <text:p text:style-name="P2"/>
      <text:p text:style-name="P4">Notizen: [Rezeptnotizen]</text:p>
      <text:p text:style-name="P2"/>
      <text:p text:style-name="P2"/>
      <text:p text:style-name="P2">[Rezeptzutat1]: [Zutatemenge1] [Zutateeinheit1]</text:p>
      <text:p text:style-name="P2">[Rezeptzutat2]: [Zutatemenge2] [Zutateeinheit2]</text:p>
      <text:p text:style-name="P2">…</text:p>
      <text:p text:style-name="P2">[RezeptzutatN]: [ZutatemengeN] [ZutateeinheitN]</text:p>
      <text:p text:style-name="P2"/>
      <text:p text:style-name="P2"/>
      <text:p text:style-name="P2">[Rezeptzubereitung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1:43:27.700000000</meta:creation-date>
    <dc:date>2017-01-27T15:23:28.13</dc:date>
    <meta:editing-duration>PT49S</meta:editing-duration>
    <meta:editing-cycles>2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17" meta:word-count="29" meta:character-count="341" meta:non-whitespace-character-count="329"/>
  </office:meta>
</office:document-meta>
</file>